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add58a"/>
    </style:style>
    <style:style style:name="ce2" style:family="table-cell" style:parent-style-name="Default" style:data-style-name="N2"/>
    <style:style style:name="ce5" style:family="table-cell" style:parent-style-name="Default">
      <style:table-cell-properties fo:background-color="#add58a"/>
    </style:style>
    <style:style style:name="ce6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Durchmesser</text:p>
          </table:table-cell>
        </table:table-row>
        <table:table-row table:style-name="ro1">
          <table:table-cell/>
          <table:table-cell office:value-type="string" calcext:value-type="string">
            <text:p>Zahnteilung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ähne 1</text:p>
          </table:table-cell>
          <table:table-cell table:style-name="ce5" office:value-type="float" office:value="15" calcext:value-type="float">
            <text:p>15</text:p>
          </table:table-cell>
          <table:table-cell/>
          <table:table-cell table:style-name="ce6" table:formula="of:=[.C4]*[.C$3]/PI()-0" office:value-type="float" office:value="23.8732414637843" calcext:value-type="float">
            <text:p>23,87</text:p>
          </table:table-cell>
        </table:table-row>
        <table:table-row table:style-name="ro1">
          <table:table-cell/>
          <table:table-cell office:value-type="string" calcext:value-type="string">
            <text:p>Zähne 2</text:p>
          </table:table-cell>
          <table:table-cell table:style-name="ce5" office:value-type="float" office:value="72" calcext:value-type="float">
            <text:p>72</text:p>
          </table:table-cell>
          <table:table-cell/>
          <table:table-cell table:style-name="ce6" table:formula="of:=[.C5]*[.C$3]/PI()-0.5" office:value-type="float" office:value="114.091559026165" calcext:value-type="float">
            <text:p>114,09</text:p>
          </table:table-cell>
        </table:table-row>
        <table:table-row table:style-name="ro1">
          <table:table-cell/>
          <table:table-cell office:value-type="string" calcext:value-type="string">
            <text:p>Achsabstand soll</text:p>
          </table:table-cell>
          <table:table-cell table:style-name="ce5" office:value-type="float" office:value="107" calcext:value-type="float">
            <text:p>107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Länge soll</text:p>
          </table:table-cell>
          <table:table-cell table:style-name="ce6" table:formula="of:=2*[.C6]+[.C3]/2*([.C4]+[.C5])+[.C3]*[.C3]/4/[.C6]/PI()/PI()*([.C5]-[.C4])*([.C5]-[.C4])" office:value-type="float" office:value="450.728535376983" calcext:value-type="float">
            <text:p>450,7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Länge ist</text:p>
          </table:table-cell>
          <table:table-cell table:style-name="ce5" office:value-type="float" office:value="450" calcext:value-type="float">
            <text:p>450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chsabstand ist</text:p>
          </table:table-cell>
          <table:table-cell table:style-name="ce6" table:formula="of:=[.C10]/4-[.C3]/8*([.C4]+[.C5])+SQRT(([.C10]-[.C3]*([.C4]+[.C5])/2)*([.C10]-[.C3]*([.C4]+[.C5])/2)-2*[.C3]*[.C3]*([.C5]-[.C4])*([.C5]-[.C4])/PI()/PI())/4" office:value-type="float" office:value="106.599622044235" calcext:value-type="float">
            <text:p>106,6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1T12:26:41.287000000</meta:creation-date>
    <dc:date>2022-09-21T15:00:56.266000000</dc:date>
    <meta:editing-duration>PT59M14S</meta:editing-duration>
    <meta:editing-cycles>2</meta:editing-cycles>
    <meta:generator>LibreOffice/7.4.2.3$Windows_X86_64 LibreOffice_project/382eef1f22670f7f4118c8c2dd222ec7ad009daf</meta:generator>
    <meta:document-statistic meta:table-count="1" meta:cell-count="17" meta:object-count="0"/>
  </office:meta>
</office:document-meta>
</file>